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1"/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j45 cablrd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date" office:date-value="2019-10-01" calcext:value-type="date">
            <text:p>10/01/19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Passing 13.8 bench supply through 10 ohm ww resistor, measuring current and voltage dro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cross pcb-pcb via rj45 jack, for one pin.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Monoprice CAT5 cables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amp</text:p>
          </table:table-cell>
          <table:table-cell table:style-name="Default" office:value-type="string" calcext:value-type="string">
            <text:p>volt</text:p>
          </table:table-cell>
          <table:table-cell table:style-name="Default" office:value-type="string" calcext:value-type="string">
            <text:p>inch</text:p>
          </table:table-cell>
          <table:table-cell/>
          <table:table-cell office:value-type="string" calcext:value-type="string">
            <text:p>Total 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awg</text:p>
          </table:table-cell>
          <table:table-cell office:value-type="float" office:value="1.33" calcext:value-type="float">
            <text:p>1.33</text:p>
          </table:table-cell>
          <table:table-cell office:value-type="float" office:value="0.0847" calcext:value-type="float">
            <text:p>0.0847</text:p>
          </table:table-cell>
          <table:table-cell office:value-type="float" office:value="6.25" calcext:value-type="float">
            <text:p>6.25</text:p>
          </table:table-cell>
          <table:table-cell/>
          <table:table-cell table:formula="of:=[.C9]/[.B9]" office:value-type="float" office:value="0.0636842105263158" calcext:value-type="float">
            <text:p>0.0636842105</text:p>
          </table:table-cell>
          <table:table-cell table:style-name="ce3" table:formula="of:=[.D9]" office:value-type="float" office:value="6.25" calcext:value-type="float">
            <text:p>6.25</text:p>
          </table:table-cell>
          <table:table-cell table:style-name="ce3" table:formula="of:=[.D9]" office:value-type="float" office:value="6.25" calcext:value-type="float">
            <text:p>6.25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24awg</text:p>
          </table:table-cell>
          <table:table-cell office:value-type="float" office:value="1.33" calcext:value-type="float">
            <text:p>1.33</text:p>
          </table:table-cell>
          <table:table-cell office:value-type="float" office:value="0.0972" calcext:value-type="float">
            <text:p>0.0972</text:p>
          </table:table-cell>
          <table:table-cell office:value-type="float" office:value="12" calcext:value-type="float">
            <text:p>12.00</text:p>
          </table:table-cell>
          <table:table-cell/>
          <table:table-cell table:formula="of:=[.C10]/[.B10]" office:value-type="float" office:value="0.0730827067669173" calcext:value-type="float">
            <text:p>0.0730827068</text:p>
          </table:table-cell>
          <table:table-cell table:number-columns-repeated="3"/>
          <table:table-cell table:style-name="ce3" table:formula="of:=[.D10]" office:value-type="float" office:value="12" calcext:value-type="float">
            <text:p>12.00</text:p>
          </table:table-cell>
        </table:table-row>
        <table:table-row table:style-name="ro1">
          <table:table-cell office:value-type="string" calcext:value-type="string">
            <text:p>24awg</text:p>
          </table:table-cell>
          <table:table-cell office:value-type="float" office:value="1.33" calcext:value-type="float">
            <text:p>1.33</text:p>
          </table:table-cell>
          <table:table-cell office:value-type="float" office:value="0.2457" calcext:value-type="float">
            <text:p>0.2457</text:p>
          </table:table-cell>
          <table:table-cell table:formula="of:=5*12" office:value-type="float" office:value="60" calcext:value-type="float">
            <text:p>60.00</text:p>
          </table:table-cell>
          <table:table-cell/>
          <table:table-cell table:formula="of:=[.C11]/[.B11]" office:value-type="float" office:value="0.184736842105263" calcext:value-type="float">
            <text:p>0.1847368421</text:p>
          </table:table-cell>
          <table:table-cell/>
          <table:table-cell table:style-name="ce3" table:formula="of:=[.D11]" office:value-type="float" office:value="60" calcext:value-type="float">
            <text:p>60.00</text:p>
          </table:table-cell>
          <table:table-cell table:style-name="ce3" table:formula="of:=[.D11]" office:value-type="float" office:value="60" calcext:value-type="float">
            <text:p>60.00</text:p>
          </table:table-cell>
          <table:table-cell table:style-name="ce3" table:formula="of:=[.D11]" office:value-type="float" office:value="60" calcext:value-type="float">
            <text:p>60.00</text:p>
          </table:table-cell>
        </table:table-row>
        <table:table-row table:style-name="ro1">
          <table:table-cell office:value-type="string" calcext:value-type="string">
            <text:p>24awg</text:p>
          </table:table-cell>
          <table:table-cell office:value-type="float" office:value="1.33" calcext:value-type="float">
            <text:p>1.33</text:p>
          </table:table-cell>
          <table:table-cell office:value-type="float" office:value="0.953" calcext:value-type="float">
            <text:p>0.9530</text:p>
          </table:table-cell>
          <table:table-cell table:formula="of:=20*12" office:value-type="float" office:value="240" calcext:value-type="float">
            <text:p>240.00</text:p>
          </table:table-cell>
          <table:table-cell/>
          <table:table-cell table:formula="of:=[.C12]/[.B12]" office:value-type="float" office:value="0.716541353383459" calcext:value-type="float">
            <text:p>0.7165413534</text:p>
          </table:table-cell>
          <table:table-cell table:style-name="ce3" table:formula="of:=[.D12]" office:value-type="float" office:value="240" calcext:value-type="float">
            <text:p>240.00</text:p>
          </table:table-cell>
          <table:table-cell/>
          <table:table-cell table:style-name="ce3" table:formula="of:=[.D12]" office:value-type="float" office:value="240" calcext:value-type="float">
            <text:p>240.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hms/ft</text:p>
          </table:table-cell>
          <table:table-cell/>
          <table:table-cell table:formula="of:=12*([.F12]-[.F9])/([.G12]-[.G9])" office:value-type="float" office:value="0.0335156608097785" calcext:value-type="float">
            <text:p>0.0335156608</text:p>
          </table:table-cell>
          <table:table-cell table:formula="of:=12*([.F11]-[.F9])/([.H11]-[.H9])" office:value-type="float" office:value="0.0270257037943696" calcext:value-type="float">
            <text:p>0.0270257038</text:p>
          </table:table-cell>
          <table:table-cell table:formula="of:=12*([.F12]-[.F11])/([.I12]-[.I11])" office:value-type="float" office:value="0.035453634085213" calcext:value-type="float">
            <text:p>0.0354536341</text:p>
          </table:table-cell>
          <table:table-cell table:formula="of:=12*([.F12]-[.F10])/([.J11]-[.J10])" office:value-type="float" office:value="0.160864661654135" calcext:value-type="float">
            <text:p>0.16086466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nector </text:p>
          </table:table-cell>
          <table:table-cell/>
          <table:table-cell table:formula="of:=[.F9]-([.G13]*[.G9]/12)" office:value-type="float" office:value="0.0462281371878895" calcext:value-type="float">
            <text:p>0.0462281372</text:p>
          </table:table-cell>
          <table:table-cell table:formula="of:=[.F9]-([.H13]*[.H9]/12)" office:value-type="float" office:value="0.0496083231334149" calcext:value-type="float">
            <text:p>0.0496083231</text:p>
          </table:table-cell>
          <table:table-cell table:formula="of:=[.F11]-([.I13]*[.I11]/12)" office:value-type="float" office:value="0.00746867167919799" calcext:value-type="float">
            <text:p>0.0074686717</text:p>
          </table:table-cell>
          <table:table-cell table:formula="of:=[.F10]-([.J13]*[.J10]/12)" office:value-type="float" office:value="-0.0877819548872181" calcext:value-type="float">
            <text:p>-0.087781954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llElectronics telephone cab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pin</text:p>
          </table:table-cell>
          <table:table-cell office:value-type="float" office:value="1.33" calcext:value-type="float">
            <text:p>1.33</text:p>
          </table:table-cell>
          <table:table-cell office:value-type="float" office:value="3.045" calcext:value-type="float">
            <text:p>3.0450</text:p>
          </table:table-cell>
          <table:table-cell table:formula="of:=(15*12)+1.5" office:value-type="float" office:value="181.5" calcext:value-type="float">
            <text:p>181.50</text:p>
          </table:table-cell>
          <table:table-cell/>
          <table:table-cell table:formula="of:=[.C18]/[.B18]" office:value-type="float" office:value="2.28947368421053" calcext:value-type="float">
            <text:p>2.2894736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pin</text:p>
          </table:table-cell>
          <table:table-cell office:value-type="float" office:value="1.33" calcext:value-type="float">
            <text:p>1.33</text:p>
          </table:table-cell>
          <table:table-cell office:value-type="float" office:value="0.385" calcext:value-type="float">
            <text:p>0.3850</text:p>
          </table:table-cell>
          <table:table-cell office:value-type="float" office:value="12.75" calcext:value-type="float">
            <text:p>12.75</text:p>
          </table:table-cell>
          <table:table-cell/>
          <table:table-cell table:formula="of:=[.C19]/[.B19]" office:value-type="float" office:value="0.289473684210526" calcext:value-type="float">
            <text:p>0.28947368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hms/ft</text:p>
          </table:table-cell>
          <table:table-cell/>
          <table:table-cell table:formula="of:=12*([.F18]-[.F19])/([.D18]-[.D19])" office:value-type="float" office:value="0.142222222222222" calcext:value-type="float">
            <text:p>0.14222222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nector </text:p>
          </table:table-cell>
          <table:table-cell/>
          <table:table-cell table:formula="of:=[.F19]-([.G20]*[.D19]/12)" office:value-type="float" office:value="0.138362573099415" calcext:value-type="float">
            <text:p>0.138362573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9:Sheet1.D1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9:30:32.166290618</meta:creation-date>
    <dc:date>2019-10-01T11:26:25.981201588</dc:date>
    <meta:editing-duration>PT10M19S</meta:editing-duration>
    <meta:editing-cycles>4</meta:editing-cycles>
    <meta:generator>LibreOffice/5.1.6.2$Linux_X86_64 LibreOffice_project/10m0$Build-2</meta:generator>
    <meta:document-statistic meta:table-count="1" meta:cell-count="62" meta:object-count="0"/>
  </office:meta>
</office:document-meta>
</file>